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WWNum17">
      <style:paragraph-properties fo:text-align="start" style:justify-single-word="false"/>
    </style:style>
    <style:style style:name="P7" style:family="paragraph" style:parent-style-name="Text_20_body" style:list-style-name="WWNum19">
      <style:paragraph-properties fo:text-align="start" style:justify-single-word="false"/>
    </style:style>
    <style:style style:name="P8" style:family="paragraph" style:parent-style-name="Title">
      <style:text-properties fo:color="#ff0000" loext:opacity="100%"/>
    </style:style>
    <style:style style:name="T1" style:family="text">
      <style:text-properties fo:color="#ff0000" loext:opacity="100%"/>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Title"><text:span text:style-name="T1">Ejercicios de algoritmia</text:span></text:p>
      <text:p text:style-name="Text_20_body"/>
      <text:p text:style-name="P4">Javier Guerra, febrero 2024</text:p>
      <text:p text:style-name="P4"/>
      <text:h text:style-name="Heading_20_2" text:outline-level="2">Ejercicios básicos</text:h>
      <text:p text:style-name="P5">Te propongo que realices estos ejercicios simples:</text:p>
      <text:list xml:id="list96235788" text:style-name="WWNum17">
        <text:list-item>
          <text:p text:style-name="P6">Continua la secuencia: 1, 5, 9, 13, 17, ?</text:p>
        </text:list-item>
        <text:list-item>
          <text:p text:style-name="P6">Relaciona «disciplina» y «éxito».</text:p>
        </text:list-item>
        <text:list-item>
          <text:p text:style-name="P6">Clasifica e indica la categoría de: manzana, limón, naranja, sandía, pera, piña.</text:p>
        </text:list-item>
        <text:list-item>
          <text:p text:style-name="P6">Enumera las partes de un coche.</text:p>
        </text:list-item>
        <text:list-item>
          <text:p text:style-name="P6">¿Cómo podemos garantizar la calidad de un producto de consumo?</text:p>
        </text:list-item>
        <text:list-item>
          <text:p text:style-name="P6">Describe un perro.</text:p>
        </text:list-item>
        <text:list-item>
          <text:p text:style-name="P6">¿Cómo funciona un ascensor?</text:p>
        </text:list-item>
        <text:list-item>
          <text:p text:style-name="P6">Inventa una máquina de untar tostadas.</text:p>
        </text:list-item>
        <text:list-item>
          <text:p text:style-name="P6">Describe las <text:span text:style-name="T2">habilidades cognitivas</text:span> implicadas en los ejercicios anteriores.</text:p>
        </text:list-item>
      </text:list>
      <text:p text:style-name="P5"/>
      <text:h text:style-name="Heading_20_2" text:outline-level="2">El huevo frito</text:h>
      <text:p text:style-name="P3">Describe los pasos para freír un huevo. Determina qué factores hay que tener en cuenta.<text:line-break/></text:p>
      <text:h text:style-name="Heading_20_2" text:outline-level="2">Reto: El barco</text:h>
      <text:p text:style-name="P5">Intenta realizar el ejercicio considerando las instrucciones adjuntas.<text:line-break/></text:p>
      <text:h text:style-name="Heading_20_2" text:outline-level="2">Atravesar un cruce</text:h>
      <text:p text:style-name="P5">Describe el algoritmo para cruzar la calle por un cruce que cuenta con un semáforo que funciona. Se trata de una calle de ciudad, por donde pasan coches. Nos encontramos en el borde de la acera dispuestos a cruzar. Describe los pasos y posibles condiciones a tener en cuenta.</text:p>
      <text:p text:style-name="P5">¿Te animas a hacer un organigrama?</text:p>
      <text:p text:style-name="P5"/>
      <text:h text:style-name="Heading_20_2" text:outline-level="2"><text:soft-page-break/>Cafetera</text:h>
      <text:p text:style-name="P5">Describe el algoritmo para preparar una taza de café empleando una cafetera de cápsulas. Describe los pasos y posibles condiciones a tener en cuenta.<text:line-break/></text:p>
      <text:h text:style-name="Heading_20_2" text:outline-level="2">La máquina del tiempo</text:h>
      <text:p text:style-name="P5">¿Sabías que millones de personas viajan a diario una media de 8 horas en el tiempo en un cerrar y abrir de ojos? Averigua cómo funciona «la máquina del tiempo».</text:p>
      <text:list xml:id="list2187565593" text:style-name="WWNum19">
        <text:list-item>
          <text:p text:style-name="P7">Describe lo que pide el ejercicio en tus propias palabras.</text:p>
        </text:list-item>
        <text:list-item>
          <text:p text:style-name="P7">Describe el algoritmo de la «máquina del tiempo»</text:p>
        </text:list-item>
        <text:list-item>
          <text:p text:style-name="P7">Describe qué habilidades de pensamiento te han ayudado a resolver el ejercicio.<text:line-break/></text:p>
        </text:list-item>
      </text:list>
      <text:p text:style-name="P5">Piensa: Es posible viajar en el tiempo y el espacio a la vez. ¿Sabes cómo? Pon un ejemplo de viajes en el tiempo y el espacio.</text:p>
      <text:p text:style-name="P5"/>
      <text:h text:style-name="Heading_20_2" text:outline-level="2">La carrera</text:h>
      <text:p text:style-name="P5">En una carrera de cuatro corredores se sabe que el corredor C ha llegado justo detrás de B, y que el corredor D ha llegado en medio de los corredores A y C. ¿Cuál es el orden de llegada de los corredores?<text:bookmark text:name="_GoBack"/></text:p>
      <text:p text:style-name="P5"/>
      <text:h text:style-name="Heading_20_2" text:outline-level="2">Cumpleaños</text:h>
      <text:p text:style-name="P5">Estamos de cumpleaños. Si Luisa come más tarta que Cristina, María come más que Cristina y menos que Rosa, pero ella come más que Luisa, ¿Cuál de ellas come menos tarta?<text:line-break/></text:p>
      <text:h text:style-name="Heading_20_2" text:outline-level="2">Sudoku</text:h>
      <text:p text:style-name="P5">Realiza un sudoku de nivel básico y piensa y describe las estrategias que estás empleando para resolverlo. ¿Serías capaz de explicar los pasos que haces para resolverlo?<text:line-break/></text:p>
      <text:h text:style-name="Heading_20_2" text:outline-level="2">Par o impar</text:h>
      <text:p text:style-name="P5">Tomando números enteros al azar, el objetivo es describir un algoritmo que determine si el número dado es par o impar.</text:p>
      <text:p text:style-name="P5">Tip: Busca la definición de número entero.</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 Sans ExtraBold" svg:font-family="'Open Sans ExtraBold'" style:font-family-generic="roman" style:font-pitch="variable"/>
    <style:font-face style:name="Open Sans ExtraBold1" svg:font-family="'Open Sans ExtraBold'" style:font-family-generic="system" style:font-pitch="variable"/>
    <style:font-face style:name="Open Sans Light" svg:font-family="'Open Sans Light'" style:font-family-generic="roman" style:font-pitch="variable"/>
    <style:font-face style:name="Open Sans Light1" svg:font-family="'Open Sans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font-name="Arial" fo:font-family="Arial" style:font-family-generic="roman" style:font-pitch="variable" fo:font-size="10.5pt" style:font-size-asian="10.5pt" style:font-name-complex="Arial2" style:font-family-complex="Arial" style:font-family-generic-complex="system" style:font-pitch-complex="variable" style:font-size-complex="10.5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text-properties fo:text-transform="uppercase" fo:color="#c00000" loext:opacity="100%"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423cm" style:contextual-spacing="false" fo:keep-together="always" fo:padding-left="0cm" fo:padding-right="0cm" fo:padding-top="0cm" fo:padding-bottom="0.035cm" fo:border-left="none" fo:border-right="none" fo:border-top="none" fo:border-bottom="2.24pt solid #c00000" fo:keep-with-next="always"/>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0cm" fo:margin-right="0cm" fo:margin-top="0.071cm" fo:margin-bottom="0.212cm" style:contextual-spacing="false" fo:keep-together="always" fo:text-indent="0.25cm" style:auto-text-indent="false" fo:padding-left="0cm" fo:padding-right="0cm" fo:padding-top="0cm" fo:padding-bottom="0.035cm" fo:border-left="none" fo:border-right="none" fo:border-top="none" fo:border-bottom="0.51pt solid #c00000" fo:keep-with-next="always"/>
      <style:text-properties fo:color="#c00000" loext:opacity="10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212cm" fo:margin-bottom="0.282cm" style:contextual-spacing="false"/>
      <style:text-properties fo:color="#c00000" loext:opacity="100%" fo:font-style="italic" style:font-style-asian="italic" style:font-style-complex="italic" style:font-weight-complex="bold"/>
    </style:style>
    <style:style style:name="Heading_20_5" style:display-name="Heading 5" style:family="paragraph" style:parent-style-name="Standard" style:next-style-name="Standard" loext:linked-style-name="Título_20_5_20_Car" style:default-outline-level="5" style:list-style-name="WWNum1" style:class="text">
      <style:paragraph-properties fo:margin-top="0.071cm" fo:margin-bottom="0.423cm" style:contextual-spacing="false" fo:keep-together="always" fo:keep-with-next="always"/>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1pt"/>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353cm" fo:margin-bottom="0cm" style:contextual-spacing="false" fo:line-height="115%" fo:keep-together="always" fo:keep-with-next="always"/>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paragraph-properties fo:margin-top="0cm" fo:margin-bottom="0cm" style:contextual-spacing="false" fo:line-height="100%"/>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ext-properties style:font-name="Arial" fo:font-family="Arial" style:font-family-generic="roman" style:font-pitch="variable" fo:font-size="10.5pt" style:font-size-asian="10.5pt" style:font-name-complex="Arial2" style:font-family-complex="Arial" style:font-family-generic-complex="system" style:font-pitch-complex="variable" style:font-size-complex="10.5pt" fo:hyphenate="false" fo:hyphenation-remain-char-count="2" fo:hyphenation-push-char-count="2" loext:hyphenation-no-caps="false"/>
    </style:style>
    <style:style style:name="annotation_20_text" style:display-name="annotation text" style:family="paragraph" style:parent-style-name="Standard" loext:linked-style-name="Texto_20_comentario_20_Car">
      <style:paragraph-properties fo:line-height="100%"/>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index_20_heading1" style:display-name="index heading1" style:family="paragraph" style:parent-style-name="Tit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423cm" fo:margin-bottom="0cm" style:contextual-spacing="false" fo:text-align="start" style:justify-single-word="false" fo:keep-together="always" fo:keep-with-next="always"/>
      <style:text-properties fo:font-variant="normal" fo:text-transform="none" fo:color="#2f5496" loext:opacity="100%" style:font-name="Calibri Light" fo:font-family="'Calibri Light'" style:font-family-generic="roman" style:font-pitch="variable" fo:font-size="16pt" fo:font-weight="normal" style:font-name-asian="F" style:font-family-generic-asian="system" style:font-pitch-asian="variable" style:font-size-asian="16pt" style:language-asian="es" style:country-asian="ES" style:font-weight-asian="normal" style:font-name-complex="F" style:font-family-generic-complex="system" style:font-pitch-complex="variable" style:font-size-complex="16pt"/>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1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annotation_20_subject" style:display-name="annotation subject" style:family="paragraph" style:parent-style-name="annotation_20_text" style:next-style-name="annotation_20_text" loext:linked-style-name="Asunto_20_del_20_comentario_20_Car">
      <style:text-properties style:font-name="Arial" fo:font-family="Arial" style:font-family-generic="roman" style:font-pitch="variable" fo:language="es" fo:country="ES" fo:font-weight="bold" style:font-weight-asian="bold" style:font-name-complex="Arial2" style:font-family-complex="Arial" style:font-family-generic-complex="system" style:font-pitch-complex="variable"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vertical-align="baseline"/>
      <style:text-properties style:font-name="Liberation Mono" fo:font-family="'Liberation Mono'" style:font-family-generic="roman" style:font-pitch="variable" fo:font-size="10pt" style:letter-kerning="true" style:font-name-asian="Noto Sans Mono CJK SC" style:font-family-asian="'Noto Sans Mono CJK SC'"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style:style>
    <style:style style:name="Tabla_20_normal1" style:display-name="Tabla normal1" style:family="paragraph">
      <style:paragraph-properties fo:margin-top="0cm" fo:margin-bottom="0.282cm" style:contextual-spacing="false" fo:line-height="105%" fo:text-align="start" style:justify-single-word="false" fo:orphans="2" fo:widows="2" fo:hyphenation-ladder-count="no-limit" style:writing-mode="lr-tb"/>
      <style:text-properties fo:font-size="11pt" style:letter-kerning="true" style:font-name-asian="Symbol1" style:font-family-asian="Symbol" style:font-family-generic-asian="system" style:font-pitch-asian="variable" style:font-size-asian="11pt" style:font-name-complex="Times New Roman1" style:font-family-complex="'Times New Roman'" style:font-family-generic-complex="system" style:font-pitch-complex="variable" fo:hyphenate="false" fo:hyphenation-remain-char-count="2" fo:hyphenation-push-char-count="2" loext:hyphenation-no-caps="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loext:hyphenation-no-caps="false"/>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Énfasis1" style:family="text" style:parent-style-name="Default_20_Paragraph_20_Font">
      <style:text-properties fo:font-style="italic" style:font-style-asian="italic" style:font-style-complex="itali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9_20_Car" style:display-name="Título 9 Car" style:family="text" style:parent-style-name="Default_20_Paragraph_20_Font">
      <style:text-properties fo:color="#404040"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ook_20_Title" style:display-name="Book Title" style:family="text" style:parent-style-name="Default_20_Paragraph_20_Font">
      <style:text-properties fo:text-transform="uppercase" style:font-name="Open Sans ExtraBold" fo:font-family="'Open Sans ExtraBold'" style:font-family-generic="roman" style:font-pitch="variable" fo:font-size="36pt" fo:letter-spacing="0.009cm" fo:font-weight="bold" style:font-size-asian="36pt" style:font-weight-asian="bold" style:font-name-complex="Open Sans ExtraBold1" style:font-family-complex="'Open Sans ExtraBold'" style:font-family-generic-complex="system" style:font-pitch-complex="variable" style:font-style-complex="italic" style:font-weight-complex="bold"/>
    </style:style>
    <style:style style:name="Subtítulo_20_Car" style:display-name="Subtítulo Car" style:family="text" style:parent-style-name="Default_20_Paragraph_20_Font">
      <style:text-properties fo:color="#5a5a5a"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font-size-complex="10pt"/>
    </style:style>
    <style:style style:name="Título_20_1_20_Car" style:display-name="Título 1 Car" style:family="text" style:parent-style-name="Default_20_Paragraph_20_Font">
      <style:text-properties fo:text-transform="uppercase" fo:color="#c00000" loext:opacity="100%"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ítulo_20_3_20_Car" style:display-name="Título 3 Car" style:family="text" style:parent-style-name="Default_20_Paragraph_20_Font">
      <style:text-properties fo:color="#c00000"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2_20_Car" style:display-name="Título 2 Car" style:family="text" style:parent-style-name="Default_20_Paragraph_20_Font">
      <style:text-properties fo:color="#c00000"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fo:color="#c00000" loext:opacity="100%"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font-size-complex="10.5pt" style:font-style-complex="italic" style:font-weight-complex="bold"/>
    </style:style>
    <style:style style:name="Título_20_5_20_Car" style:display-name="Título 5 Car" style:family="text" style:parent-style-name="Default_20_Paragraph_20_Font">
      <style:text-properties fo:color="#0d0d0d" loext:opacity="100%" style:font-name="Open Sans Light" fo:font-family="'Open Sans Light'" style:font-family-generic="roman" style:font-pitch="variable" fo:font-size="10pt" style:rfc-language-tag="es-ES-u-co-trad" fo:language="es" fo:country="ES" style:font-name-asian="F" style:font-family-generic-asian="system" style:font-pitch-asian="variable" style:font-size-asian="10pt" style:font-name-complex="Open Sans Light1" style:font-family-complex="'Open Sans Light'" style:font-family-generic-complex="system" style:font-pitch-complex="variable"/>
    </style:style>
    <style:style style:name="Mención_20_sin_20_resolver1" style:display-name="Mención sin resolver1" style:family="text" style:parent-style-name="Default_20_Paragraph_20_Font">
      <style:text-properties fo:color="#605e5c" loext:opacity="100%" fo:background-color="#e1dfdd"/>
    </style:style>
    <style:style style:name="Texto_20_comentario_20_Car" style:display-name="Texto comentario Car" style:family="text" style:parent-style-name="Default_20_Paragraph_20_Font" loext:linked-style-name="annotation_20_text">
      <style:text-properties style:font-name="Open Sans Light" fo:font-family="'Open Sans Light'" style:font-family-generic="roman" style:font-pitch="variable" fo:font-size="10pt" style:rfc-language-tag="es-ES-u-co-trad" fo:language="es" fo:country="ES" style:font-size-asian="10pt" style:font-name-complex="Open Sans Light1" style:font-family-complex="'Open Sans Light'"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Mención_20_sin_20_resolver2" style:display-name="Mención sin resolver2"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style:rfc-language-tag="es-ES-u-co-trad" fo:language="es" fo:country="ES" fo:font-weight="bold" style:font-size-asian="10pt" style:font-weight-asian="bold" style:font-name-complex="Arial2" style:font-family-complex="Arial" style:font-family-generic-complex="system" style:font-pitch-complex="variable" style:font-size-complex="10pt" style:font-weight-complex="bold"/>
    </style:style>
    <style:style style:name="Mención_20_sin_20_resolver3" style:display-name="Mención sin resolver3" style:family="text" style:parent-style-name="Default_20_Paragraph_20_Font">
      <style:text-properties fo:color="#605e5c" loext:opacity="100%" fo:background-color="#e1dfd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Bolo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nota_20_pie_20_Car" style:display-name="Texto nota pie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998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odjob</meta:initial-creator>
    <meta:editing-cycles>9</meta:editing-cycles>
    <meta:print-date>2023-11-15T06:37:00</meta:print-date>
    <meta:creation-date>2024-02-22T11:10:00</meta:creation-date>
    <dc:date>2024-07-22T12:40:07.296806768</dc:date>
    <dc:language>es-ES</dc:language>
    <meta:editing-duration>PT34M4S</meta:editing-duration>
    <meta:generator>LibreOffice/7.3.7.2$Linux_X86_64 LibreOffice_project/30$Build-2</meta:generator>
    <meta:document-statistic meta:table-count="0" meta:image-count="0" meta:object-count="0" meta:page-count="2" meta:paragraph-count="38" meta:word-count="429" meta:character-count="2453" meta:non-whitespace-character-count="2068"/>
    <meta:user-defined meta:name="AppVersion">16.0000</meta:user-defined>
    <meta:user-defined meta:name="Company">HP Inc.</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